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3FD0000007E340FB16935599602.png" manifest:media-type="image/png"/>
  <manifest:file-entry manifest:full-path="Pictures/10000000000002C3000000A9C6CF94939F39E923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62" style:family="paragraph" style:parent-style-name="Standard">
      <style:text-properties officeooo:rsid="0011771c" officeooo:paragraph-rsid="0011771c"/>
    </style:style>
    <style:style style:name="P63" style:family="paragraph" style:parent-style-name="Standard">
      <style:text-properties officeooo:rsid="0011eb25" officeooo:paragraph-rsid="0011eb25"/>
    </style:style>
    <style:style style:name="P64" style:family="paragraph" style:parent-style-name="Standard">
      <style:text-properties officeooo:rsid="00131a23" officeooo:paragraph-rsid="00131a23"/>
    </style:style>
    <style:style style:name="P65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6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7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71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72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90" style:family="paragraph">
      <style:paragraph-properties fo:margin-left="0cm" fo:margin-right="0cm" fo:line-height="106%" fo:text-indent="0cm"/>
    </style:style>
    <style:style style:name="P91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size="14pt" fo:font-weight="bold" officeooo:rsid="001538b0" style:font-size-asian="12.25pt" style:font-weight-asian="bold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24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officeooo:rsid="001a7cba"/>
    </style:style>
    <style:style style:name="T26" style:family="text">
      <style:text-properties officeooo:rsid="001fc57f"/>
    </style:style>
    <style:style style:name="T27" style:family="text">
      <style:text-properties officeooo:rsid="002d2d6e"/>
    </style:style>
    <style:style style:name="T28" style:family="text">
      <style:text-properties officeooo:rsid="002ec8d4"/>
    </style:style>
    <style:style style:name="T29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30" style:family="text">
      <style:text-properties officeooo:rsid="00346025"/>
    </style:style>
    <style:style style:name="T31" style:family="text">
      <style:text-properties officeooo:rsid="003ec974"/>
    </style:style>
    <style:style style:name="T32" style:family="text">
      <style:text-properties officeooo:rsid="00413c50"/>
    </style:style>
    <style:style style:name="T33" style:family="text">
      <style:text-properties officeooo:rsid="004d41a8"/>
    </style:style>
    <style:style style:name="T34" style:family="text">
      <style:text-properties officeooo:rsid="00584113"/>
    </style:style>
    <style:style style:name="T35" style:family="text">
      <style:text-properties officeooo:rsid="006555aa"/>
    </style:style>
    <style:style style:name="T36" style:family="text">
      <style:text-properties officeooo:rsid="0065565c"/>
    </style:style>
    <style:style style:name="T37" style:family="text">
      <style:text-properties officeooo:rsid="0065f602"/>
    </style:style>
    <style:style style:name="T38" style:family="text">
      <style:text-properties officeooo:rsid="0073eab6"/>
    </style:style>
    <style:style style:name="T39" style:family="text">
      <style:text-properties officeooo:rsid="007e8ec4"/>
    </style:style>
    <style:style style:name="T40" style:family="text">
      <style:text-properties officeooo:rsid="00ab0d42"/>
    </style:style>
    <style:style style:name="T41" style:family="text">
      <style:text-properties officeooo:rsid="00c1ee46"/>
    </style:style>
    <style:style style:name="T42" style:family="text">
      <style:text-properties officeooo:rsid="00c7b920"/>
    </style:style>
    <style:style style:name="T43" style:family="text">
      <style:text-properties officeooo:rsid="00cabbfe"/>
    </style:style>
    <style:style style:name="T44" style:family="text">
      <style:text-properties officeooo:rsid="00d57b61"/>
    </style:style>
    <style:style style:name="T45" style:family="text">
      <style:text-properties officeooo:rsid="00e45cc8"/>
    </style:style>
    <style:style style:name="T46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 loext:marker-style-name="T1"><text:span text:style-name="T1"><text:s text:c="5"/>LİNUX NOTLARI</text:span></text:p>
      <text:p text:style-name="P69" loext:marker-style-name="T2"><text:span text:style-name="T1"><text:line-break/></text:span><text:span text:style-name="T17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21">Clear</text:span></text:p>
      <text:p text:style-name="P69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69" loext:marker-style-name="T2"><text:span text:style-name="T3"><text:line-break/></text:span><text:span text:style-name="T19">Cal</text:span><text:span text:style-name="T20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70" loext:marker-style-name="T2"><draw:frame text:anchor-type="paragraph" draw:z-index="0" draw:name="Metin Çerçevesi 1" draw:style-name="gr1" draw:text-style-name="P91" svg:width="15.029cm" svg:height="0.708cm" svg:x="0.182cm" svg:y="0.065cm"><draw:text-box><text:p text:style-name="P90"><text:span text:style-name="T46">sudo apt-get install ncal -y</text:span></text:p></draw:text-box></draw:frame><text:span text:style-name="T5"/></text:p>
      <text:p text:style-name="P71" loext:marker-style-name="T2"/>
      <text:p text:style-name="P62"/>
      <text:p text:style-name="P62">Burada eğer takvimi yıl olarak almak istersek aşağıdaki şekilde alabiliriz.<text:line-break/></text:p>
      <text:p text:style-name="P62"><draw:frame text:anchor-type="paragraph" draw:z-index="1" draw:name="Metin Çerçevesi 2" draw:style-name="gr1" draw:text-style-name="P91" svg:width="15.029cm" svg:height="0.708cm" svg:x="0.182cm" svg:y="0.065cm"><draw:text-box><text:p text:style-name="P90"><text:span text:style-name="T46">cal -y</text:span></text:p></draw:text-box></draw:frame><text:line-break/></text:p>
      <text:p text:style-name="P62"/>
      <text:p text:style-name="P63">2018 yılı için takvimi getirmek istersek</text:p>
      <text:p text:style-name="P63"/>
      <text:p text:style-name="P63"><draw:frame text:anchor-type="paragraph" draw:z-index="2" draw:name="Metin Çerçevesi 3" draw:style-name="gr1" draw:text-style-name="P91" svg:width="15.029cm" svg:height="0.708cm" svg:x="0.182cm" svg:y="0.065cm"><draw:text-box><text:p text:style-name="P90"><text:span text:style-name="T46">cal 2018</text:span></text:p></draw:text-box></draw:frame></text:p>
      <text:p text:style-name="P62"/>
      <text:p text:style-name="P62"/>
      <text:p text:style-name="P64">Mevcut tarihi almak için “<text:span text:style-name="T11">date</text:span>” komutu kullanılır.</text:p>
      <text:p text:style-name="P64"/>
      <text:p text:style-name="P64"><text:line-break/><text:span text:style-name="T22">History</text:span></text:p>
      <text:p text:style-name="P64"><text:span text:style-name="T22"/></text:p>
      <text:p text:style-name="P1"><text:span text:style-name="T25">“</text:span><text:span text:style-name="T12">history</text:span><text:span text:style-name="T25">” komutu ile geçmişte terminalde çalıştırılan komutlar görüntülenebilir.<text:line-break/><text:line-break/></text:span></text:p>
      <text:p text:style-name="P1"><draw:frame draw:style-name="fr2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1" draw:text-style-name="P91" svg:width="15.029cm" svg:height="0.708cm" svg:x="0.182cm" svg:y="0.065cm"><draw:text-box><text:p text:style-name="P90"><text:span text:style-name="T46">history -c</text:span></text:p></draw:text-box></draw:frame><text:line-break/></text:p>
      <text:p text:style-name="P3"/>
      <text:p text:style-name="P65">Komut Yapısı</text:p>
      <text:p text:style-name="P65"/>
      <text:p text:style-name="P5"><draw:frame text:anchor-type="paragraph" draw:z-index="5" draw:name="Metin Çerçevesi 5" draw:style-name="gr1" draw:text-style-name="P91" svg:width="15.029cm" svg:height="0.708cm" svg:x="0.182cm" svg:y="0.065cm"><draw:text-box><text:p text:style-name="P90"><text:span text:style-name="T46">komut_adi secenek girdi</text:span></text:p></draw:text-box></draw:frame></text:p>
      <text:p text:style-name="P5"/>
      <text:p text:style-name="P6"/>
      <text:list text:style-name="L1">
        <text:list-item>
          <text:p text:style-name="P72">Seçenekler - ile yazılır.</text:p>
        </text:list-item>
        <text:list-item>
          <text:p text:style-name="P72">Seçeneklerin uzun hali ile yazılışında <text:s/>-- kullanılır.</text:p>
        </text:list-item>
        <text:list-item>
          <text:p text:style-name="P72">Girdiler ise düz şekilde yazılır<text:line-break/></text:p>
        </text:list-item>
      </text:list>
      <text:p text:style-name="P6"><draw:frame text:anchor-type="paragraph" draw:z-index="10" draw:name="Metin Çerçevesi 8" draw:style-name="gr1" draw:text-style-name="P91" svg:width="15.029cm" svg:height="0.708cm" svg:x="0.182cm" svg:y="0.065cm"><draw:text-box><text:p text:style-name="P90"><text:span text:style-name="T46">date -u</text:span></text:p></draw:text-box></draw:frame></text:p>
      <text:p text:style-name="P6"/>
      <text:p text:style-name="P6"><draw:frame text:anchor-type="paragraph" draw:z-index="11" draw:name="Metin Çerçevesi 9" draw:style-name="gr1" draw:text-style-name="P91" svg:width="15.029cm" svg:height="0.708cm" svg:x="0.182cm" svg:y="0.065cm"><draw:text-box><text:p text:style-name="P90"><text:span text:style-name="T46">date --universal</text:span></text:p></draw:text-box></draw:frame></text:p>
      <text:p text:style-name="P6"/>
      <text:p text:style-name="P6"><draw:frame text:anchor-type="paragraph" draw:z-index="12" draw:name="Metin Çerçevesi 10" draw:style-name="gr1" draw:text-style-name="P91" svg:width="15.029cm" svg:height="0.708cm" svg:x="0.182cm" svg:y="0.065cm"><draw:text-box><text:p text:style-name="P90"><text:span text:style-name="T46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1" draw:text-style-name="P91" svg:width="15.029cm" svg:height="0.708cm" svg:x="0.182cm" svg:y="0.065cm"><draw:text-box><text:p text:style-name="P90"><text:span text:style-name="T46">echo $PATH</text:span></text:p></draw:text-box></draw:frame></text:p>
      <text:p text:style-name="P5"/>
      <text:p text:style-name="P5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26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1" draw:text-style-name="P91" svg:width="15.029cm" svg:height="0.708cm" svg:x="0.182cm" svg:y="0.065cm"><draw:text-box><text:p text:style-name="P90"><text:span text:style-name="T46">which date</text:span></text:p></draw:text-box></draw:frame></text:p>
      <text:p text:style-name="P7"><draw:frame draw:style-name="fr3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1" draw:text-style-name="P91" svg:width="15.029cm" svg:height="0.708cm" svg:x="0.182cm" svg:y="0.065cm"><draw:text-box><text:p text:style-name="P90"><text:span text:style-name="T46">which call echo cd</text:span></text:p></draw:text-box></draw:frame><text:line-break/><text:line-break/></text:p>
      <text:p text:style-name="P8"><draw:frame draw:style-name="fr3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oft-page-break/><text:span text:style-name="T23">MAN PAGES</text:span></text:p>
      <text:p text:style-name="P7"><text:span text:style-name="T23"/></text:p>
      <text:p text:style-name="P9">Linux içerisindeki kodları ezberlememize gerek yoktur. Linux komutların ne işe yaradığını gösteren bir mekanizma sağlar. <text:span text:style-name="T27">(</text:span><text:a xlink:type="simple" xlink:href="https://www.man7.org/linux/man-pages/index.html" text:style-name="Internet_20_link" text:visited-style-name="Visited_20_Internet_20_Link"><text:span text:style-name="Citation"><text:span text:style-name="T27">https://www.man7.org/linux/man-pages/index.html</text:span></text:span></text:a><text:span text:style-name="T27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28">ile </text:span><text:span text:style-name="T29">alakalı</text:span><text:span text:style-name="T28"> komutlara</text:span> bakmak istersek <text:span text:style-name="T31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1" draw:text-style-name="P91" svg:width="15.029cm" svg:height="0.708cm" svg:x="0.182cm" svg:y="0.065cm"><draw:text-box><text:p text:style-name="P90"><text:span text:style-name="T46">man -k which</text:span></text:p></draw:text-box></draw:frame><text:line-break/><text:line-break/></text:p>
      <text:p text:style-name="P10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1" draw:text-style-name="P91" svg:width="15.029cm" svg:height="0.708cm" svg:x="0.182cm" svg:y="0.065cm"><draw:text-box><text:p text:style-name="P90"><text:span text:style-name="T46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30">Yukarıda dikkat edilmesi gereken bir diğer nokta</text:span><text:span text:style-name="T13"> [ ] </text:span><text:span text:style-name="T30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1" draw:text-style-name="P91" svg:width="15.029cm" svg:height="0.708cm" svg:x="0.182cm" svg:y="-0.268cm"><draw:text-box><text:p text:style-name="P90"><text:span text:style-name="T46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1" draw:text-style-name="P91" svg:width="15.029cm" svg:height="0.708cm" svg:x="0.182cm" svg:y="-0.268cm"><draw:text-box><text:p text:style-name="P90"><text:span text:style-name="T46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1" draw:text-style-name="P91" svg:width="15.029cm" svg:height="0.708cm" svg:x="0.182cm" svg:y="-0.268cm"><draw:text-box><text:p text:style-name="P90"><text:span text:style-name="T46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1" draw:text-style-name="P91" svg:width="15.029cm" svg:height="0.708cm" svg:x="0.182cm" svg:y="-0.268cm"><draw:text-box><text:p text:style-name="P90"><text:span text:style-name="T46">man -k “list directory”</text:span></text:p></draw:text-box></draw:frame></text:p>
      <text:p text:style-name="P13"/>
      <text:p text:style-name="P13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32">Burada görüyoruz ki “</text:span><text:span text:style-name="T14">ls</text:span><text:span text:style-name="T32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1" draw:text-style-name="P91" svg:width="15.029cm" svg:height="0.708cm" svg:x="0.182cm" svg:y="-0.268cm"><draw:text-box><text:p text:style-name="P90"><text:span text:style-name="T46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1" draw:text-style-name="P91" svg:width="15.029cm" svg:height="0.708cm" svg:x="0.182cm" svg:y="-0.268cm"><draw:text-box><text:p text:style-name="P90"><text:span text:style-name="T46">ls</text:span></text:p></draw:text-box></draw:frame></text:p>
      <text:p text:style-name="P17"/>
      <text:p text:style-name="P17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1" draw:text-style-name="P91" svg:width="15.029cm" svg:height="0.708cm" svg:x="0.182cm" svg:y="-0.268cm"><draw:text-box><text:p text:style-name="P90"><text:span text:style-name="T46">ls -l</text:span></text:p></draw:text-box></draw:frame></text:p>
      <text:p text:style-name="P18"/>
      <text:p text:style-name="P18"><draw:frame draw:style-name="fr3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33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24">Input &amp; Output</text:span></text:span></text:p>
      <text:p text:style-name="P19"><text:span text:style-name="Emphasis"/></text:p>
      <text:p text:style-name="P19"/>
      <text:p text:style-name="P19"><draw:frame draw:style-name="fr2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73">Standard Input --&gt; 0</text:p>
          <text:p text:style-name="P73"/>
        </text:list-item>
        <text:list-item>
          <text:p text:style-name="P73">Standard Output --&gt; 1</text:p>
        </text:list-item>
      </text:list>
      <text:p text:style-name="P24"/>
      <text:list text:continue-numbering="true" text:style-name="L2">
        <text:list-item>
          <text:p text:style-name="P73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60">Düzgün biçimde çalışan komut</text:p>
      <text:p text:style-name="P21"/>
      <text:p text:style-name="P21"><draw:frame text:anchor-type="paragraph" draw:z-index="32" draw:name="Metin Çerçevesi 21" draw:style-name="gr1" draw:text-style-name="P91" svg:width="15.029cm" svg:height="0.708cm" svg:x="0.182cm" svg:y="-0.268cm"><draw:text-box><text:p text:style-name="P90"><text:span text:style-name="T46">cal</text:span></text:p></draw:text-box></draw:frame></text:p>
      <text:p text:style-name="P21"/>
      <text:p text:style-name="P21"><draw:frame draw:style-name="fr2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60">Hatalı çalışan komut</text:p>
      <text:p text:style-name="P21"/>
      <text:p text:style-name="P17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18">Komut Yönlendirme </text:span><text:span text:style-name="T11">(</text:span><text:span text:style-name="T18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1" draw:text-style-name="P91" svg:width="15.029cm" svg:height="0.708cm" svg:x="0.182cm" svg:y="-0.268cm"><draw:text-box><text:p text:style-name="P90"><text:span text:style-name="T46">date 1&gt; date.txt</text:span></text:p></draw:text-box></draw:frame></text:p>
      <text:p text:style-name="P23"/>
      <text:p text:style-name="P23"><draw:frame draw:style-name="fr2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1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34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1" draw:text-style-name="P91" svg:width="15.029cm" svg:height="0.708cm" svg:x="0.182cm" svg:y="-0.268cm"><draw:text-box><text:p text:style-name="P90"><text:span text:style-name="T46">date 1&gt;&gt; date.txt</text:span></text:p></draw:text-box></draw:frame></text:p>
      <text:p text:style-name="P23"/>
      <text:p text:style-name="P23"><draw:frame draw:style-name="fr1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1" draw:text-style-name="P91" svg:width="15.029cm" svg:height="0.708cm" svg:x="0.182cm" svg:y="-0.268cm"><draw:text-box><text:p text:style-name="P90"><text:span text:style-name="T46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3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3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1" draw:text-style-name="P91" svg:width="15.029cm" svg:height="0.708cm" svg:x="0.182cm" svg:y="-0.268cm"><draw:text-box><text:p text:style-name="P90"><text:span text:style-name="T46">date shdhslhdlshd 1&gt;&gt; date.txt 2&gt;&gt; error.txt</text:span></text:p></draw:text-box></draw:frame></text:p>
      <text:p text:style-name="P26"><draw:frame draw:style-name="fr2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3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1" draw:text-style-name="P91" svg:width="15.029cm" svg:height="0.708cm" svg:x="0.182cm" svg:y="-0.268cm"><draw:text-box><text:p text:style-name="P90"><text:span text:style-name="T46">cat 0&lt; date.txt</text:span></text:p></draw:text-box></draw:frame></text:p>
      <text:p text:style-name="P30"/>
      <text:p text:style-name="P30"><draw:frame draw:style-name="fr1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35">verileri</text:span> bu şekilde okuyabiliyoruz.</text:p>
      <text:p text:style-name="P31"/>
      <text:p text:style-name="P32">Buradan “<text:span text:style-name="T15">cat</text:span>” <text:span text:style-name="T36">komutu ile</text:span> aldığımız verileri “<text:span text:style-name="T11">hello.txt</text:span>” isimli dosyaya yazdır<text:span text:style-name="T37">alım. Eğer bir hata olursa da “</text:span><text:span text:style-name="T16">error.txt</text:span><text:span text:style-name="T37">” içerisine bunu yazdıralım.</text:span><text:line-break/></text:p>
      <text:p text:style-name="P32"/>
      <text:p text:style-name="P32"><draw:frame text:anchor-type="paragraph" draw:z-index="48" draw:name="Metin Çerçevesi 27" draw:style-name="gr1" draw:text-style-name="P91" svg:width="15.029cm" svg:height="0.708cm" svg:x="0.182cm" svg:y="-0.268cm"><draw:text-box><text:p text:style-name="P90"><text:span text:style-name="T46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3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1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18">Komut Birleştirme</text:span> <text:span text:style-name="T18">(Piping)</text:span></text:p>
      <text:p text:style-name="P36"><text:span text:style-name="T18"/></text:p>
      <text:p text:style-name="P36"><draw:frame draw:style-name="fr1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18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1" draw:text-style-name="P91" svg:width="15.029cm" svg:height="0.708cm" svg:x="0.182cm" svg:y="-0.268cm"><draw:text-box><text:p text:style-name="P90"><text:span text:style-name="T46">man cut</text:span></text:p></draw:text-box></draw:frame></text:p>
      <text:p text:style-name="P36"><text:span text:style-name="T18"/></text:p>
      <text:p text:style-name="P36"><draw:frame draw:style-name="fr1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18"/></text:p>
      <text:p text:style-name="P39">Bu komut aslında bildiğimiz <text:span text:style-name="T38">kopyalama</text:span> komutudur. Yukarıda da ayrıntılı bir şekilde görebiliriz.</text:p>
      <text:p text:style-name="P36"><text:span text:style-name="T18"/></text:p>
      <text:p text:style-name="P4">Bir örnek üzerinden gidecek olursak;</text:p>
      <text:p text:style-name="P4"><draw:frame text:anchor-type="paragraph" draw:z-index="55" draw:name="Metin Çerçevesi 29" draw:style-name="gr1" draw:text-style-name="P91" svg:width="15.029cm" svg:height="0.708cm" svg:x="0.182cm" svg:y="0.176cm"><draw:text-box><text:p text:style-name="P90"><text:span text:style-name="T46">date 1&gt;&gt; date.txt</text:span></text:p></draw:text-box></draw:frame></text:p>
      <text:p text:style-name="P4"/>
      <text:p text:style-name="P36"><text:span text:style-name="T18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1" draw:text-style-name="P91" svg:width="15.029cm" svg:height="0.708cm" svg:x="0.182cm" svg:y="0.452cm"><draw:text-box><text:p text:style-name="P90"><text:span text:style-name="T46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61"><draw:frame draw:style-name="fr3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1" draw:text-style-name="P91" svg:width="15.029cm" svg:height="0.708cm" svg:x="0.182cm" svg:y="0.452cm"><draw:text-box><text:p text:style-name="P90"><text:span text:style-name="T46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1" draw:text-style-name="P91" svg:width="15.029cm" svg:height="0.708cm" svg:x="0.182cm" svg:y="0.452cm"><draw:text-box><text:p text:style-name="P90"><text:span text:style-name="T46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1" draw:text-style-name="P91" svg:width="15.029cm" svg:height="0.708cm" svg:x="0.182cm" svg:y="0.452cm"><draw:text-box><text:p text:style-name="P90"><text:span text:style-name="T46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3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39">çünkü bizim pipe sürecimize bir veri dönmüyor</text:span>. Bunun için farklı bir çözüm yapacağız.</text:p>
      <text:p text:style-name="P46"/>
      <text:p text:style-name="P46"/>
      <text:p text:style-name="P66">Tee Komutu</text:p>
      <text:p text:style-name="P44"/>
      <text:p text:style-name="P47"><draw:frame draw:style-name="fr3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1" draw:text-style-name="P91" svg:width="15.029cm" svg:height="0.708cm" svg:x="0.182cm" svg:y="0.118cm"><draw:text-box><text:p text:style-name="P90"><text:span text:style-name="T46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1" draw:text-style-name="P91" svg:width="15.029cm" svg:height="0.708cm" svg:x="0.182cm" svg:y="0.118cm"><draw:text-box><text:p text:style-name="P90"><text:span text:style-name="T46">date | tee date_tee.txt | cut -d “ “ -f 1 | tee days.txt | cat</text:span></text:p></draw:text-box></draw:frame></text:p>
      <text:p text:style-name="P49"/>
      <text:p text:style-name="P49"><draw:frame draw:style-name="fr3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67">Xarg Komutu</text:p>
      <text:p text:style-name="P49"/>
      <text:p text:style-name="P49"><draw:frame text:anchor-type="paragraph" draw:z-index="67" draw:name="Metin Çerçevesi 36" draw:style-name="gr1" draw:text-style-name="P91" svg:width="15.029cm" svg:height="0.708cm" svg:x="0.182cm" svg:y="0.118cm"><draw:text-box><text:p text:style-name="P90"><text:span text:style-name="T46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1" draw:text-style-name="P91" svg:width="15.029cm" svg:height="0.708cm" svg:x="0.182cm" svg:y="0.118cm"><draw:text-box><text:p text:style-name="P90"><text:span text:style-name="T46">echo hello</text:span></text:p></draw:text-box></draw:frame></text:p>
      <text:p text:style-name="P51"/>
      <text:p text:style-name="P51"><draw:frame text:anchor-type="paragraph" draw:z-index="69" draw:name="Metin Çerçevesi 37" draw:style-name="gr1" draw:text-style-name="P91" svg:width="15.029cm" svg:height="0.708cm" svg:x="0.182cm" svg:y="0.118cm"><draw:text-box><text:p text:style-name="P90"><text:span text:style-name="T46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1" draw:text-style-name="P91" svg:width="15.029cm" svg:height="0.708cm" svg:x="0.182cm" svg:y="0.118cm"><draw:text-box><text:p text:style-name="P90"><text:span text:style-name="T46">date | xargs echo</text:span></text:p></draw:text-box></draw:frame></text:p>
      <text:p text:style-name="P51"/>
      <text:p text:style-name="P51"><draw:frame draw:style-name="fr3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40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1" draw:text-style-name="P91" svg:width="15.029cm" svg:height="0.708cm" svg:x="0.182cm" svg:y="0.118cm"><draw:text-box><text:p text:style-name="P90"><text:span text:style-name="T46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3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3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1" draw:text-style-name="P91" svg:width="15.029cm" svg:height="0.708cm" svg:x="0.182cm" svg:y="0.118cm"><draw:text-box><text:p text:style-name="P90"><text:span text:style-name="T46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1" draw:text-style-name="P91" svg:width="15.029cm" svg:height="0.708cm" svg:x="0.182cm" svg:y="0.118cm"><draw:text-box><text:p text:style-name="P90"><text:span text:style-name="T46">cat new_file.txt | xargs rm</text:span></text:p></draw:text-box></draw:frame></text:p>
      <text:p text:style-name="P54"/>
      <text:p text:style-name="P54"/>
      <text:p text:style-name="P54"><text:soft-page-break/></text:p>
      <text:p text:style-name="P89">ALIAS</text:p>
      <text:p text:style-name="P54"/>
      <text:p text:style-name="P74">Eğer elimizde devamlı kullandığımız komutlar varsa bunları kısaltarak bir alternatif komut ismi atanabilir.</text:p>
      <text:p text:style-name="P74"/>
      <text:p text:style-name="P75">Aşağıda ls komutu ile detaylı olarak dosyalarımız listeleyelim.</text:p>
      <text:p text:style-name="P75"/>
      <text:p text:style-name="P75"><draw:frame draw:style-name="fr2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77">Yukarıda görüldüğü üzere “.” ile başlayanlar gizli dosyadır.</text:p>
      <text:p text:style-name="P77"/>
      <text:p text:style-name="P78">Alias oluşturmak için de gizli bir “<text:span text:style-name="T11">.bash_aliases</text:span>” isminde dosya oluşturmamız gerekiyor.</text:p>
      <text:p text:style-name="P78"/>
      <text:p text:style-name="P79">Mesela az önce kullandığımız bir komutu<text:span text:style-name="T41">n benzerini</text:span> ele alalım.</text:p>
      <text:p text:style-name="P79"/>
      <text:p text:style-name="P79"><draw:frame text:anchor-type="paragraph" draw:z-index="78" draw:name="Metin Çerçevesi 43" draw:style-name="gr1" draw:text-style-name="P91" svg:width="15.029cm" svg:height="0.708cm" svg:x="0.182cm" svg:y="0.118cm"><draw:text-box><text:p text:style-name="P90"><text:span text:style-name="T46">date | tee date_tee.txt | cut -d “ “ -f 1 | tee days.txt | echo “hello”</text:span></text:p></draw:text-box></draw:frame></text:p>
      <text:p text:style-name="P54"/>
      <text:p text:style-name="P54"/>
      <text:p text:style-name="P80">Bu komutu sürekli kullandığımızı varsayalım.</text:p>
      <text:p text:style-name="P80"/>
      <text:p text:style-name="P80"><draw:frame draw:style-name="fr1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81">Bunu her kullanmak istediğimde uzun uzun yazmak yerin<text:span text:style-name="T42">e</text:span> bunu<text:span text:style-name="T11"> tarihkaydet </text:span>isimli bir komuta ata<text:span text:style-name="T43">r</text:span>sak neler olur görelim.</text:p>
      <text:p text:style-name="P81"/>
      <text:p text:style-name="P82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1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83">Bu şekilde kaydediyoruz <text:span text:style-name="T44">ve tüm terminaller kapatıp tekrar açıyoruz.</text:span></text:p>
      <text:p text:style-name="P83"/>
      <text:p text:style-name="P84"><draw:frame draw:style-name="fr1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1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1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85">Yukarıda görüldüğü gibi alias olarak atadığımız <text:span text:style-name="T11">tarihkaydet</text:span> komutu düzgün şekilde çalışıyor.</text:p>
      <text:p text:style-name="P54"/>
      <text:p text:style-name="P86">Yeni bir alias daha oluşturalım ve adı da <text:span text:style-name="T11">takvimkaydet</text:span> olsun. </text:p>
      <text:p text:style-name="P54"/>
      <text:p text:style-name="P54"><draw:frame draw:style-name="fr1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87">Yukarıda görüldüğü üzere <text:span text:style-name="T11">xargs</text:span> komutu kullanıldı. Çünkü bunu bir argüman olarak kullanmak istiyorum.</text:p>
      <text:p text:style-name="P87"/>
      <text:p text:style-name="P87"><draw:frame text:anchor-type="paragraph" draw:z-index="85" draw:name="Metin Çerçevesi 44" draw:style-name="gr1" draw:text-style-name="P91" svg:width="15.029cm" svg:height="0.708cm" svg:x="0.182cm" svg:y="0.118cm"><draw:text-box><text:p text:style-name="P90"><text:span text:style-name="T46">echo “5 2023” | <text:s/>takvimkaydet</text:span></text:p></draw:text-box></draw:frame></text:p>
      <text:p text:style-name="P54"/>
      <text:p text:style-name="P54"/>
      <text:p text:style-name="P88">Yukarıdaki komut çalışınca mayıstan 1 ay önce ve sonrası <text:span text:style-name="T45">arasını</text:span> <text:span text:style-name="T11">takvim.txt</text:span> içerisine yazmasını bekliyoruz.</text:p>
      <text:p text:style-name="P88"/>
      <text:p text:style-name="P88"><draw:frame draw:style-name="fr1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88"><text:soft-page-break/></text:p>
      <text:p text:style-name="P88"/>
      <text:p text:style-name="P54"/>
      <text:p text:style-name="P54"/>
      <text:p text:style-name="P54"/>
      <text:p text:style-name="P75"/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03T17:06:43.394000000</dc:date>
    <meta:editing-duration>PT5H21M33S</meta:editing-duration>
    <meta:editing-cycles>167</meta:editing-cycles>
    <meta:generator>LibreOffice/7.6.2.1$Windows_X86_64 LibreOffice_project/56f7684011345957bbf33a7ee678afaf4d2ba333</meta:generator>
    <meta:document-statistic meta:table-count="0" meta:image-count="43" meta:object-count="0" meta:page-count="16" meta:paragraph-count="124" meta:word-count="1155" meta:character-count="8549" meta:non-whitespace-character-count="7477"/>
  </office:meta>
</office:document-meta>
</file>